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26806in" svg:height="6.54514in" style:rel-width="scale" style:rel-height="scale"><draw:image xlink:href="media/image1.png" xlink:type="simple" xlink:show="embed" xlink:actuate="onLoad"/><svg:title/><svg:desc>Une image contenant texte, capture d’écran, logiciel, conception

Le contenu généré par l’IA peut être incorrect.</svg:desc></draw:frame><text:soft-page-break/><draw:frame draw:style-name="a1" draw:name="Image 1" text:anchor-type="as-char" svg:x="0in" svg:y="0in" svg:width="6.26806in" svg:height="7.80833in" style:rel-width="scale" style:rel-height="scale"><draw:image xlink:href="media/image2.png" xlink:type="simple" xlink:show="embed" xlink:actuate="onLoad"/><svg:title/><svg:desc>Une image contenant texte, capture d’écran, diagramme, conception

Le contenu généré par l’IA peut êtr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 Rivet</meta:initial-creator>
    <dc:creator>Victor Rivet</dc:creator>
    <meta:creation-date>2026-01-09T08:08:00Z</meta:creation-date>
    <dc:date>2026-01-09T08:09:00Z</dc:date>
    <meta:template xlink:href="Normal.dotm" xlink:type="simple"/>
    <meta:editing-cycles>1</meta:editing-cycles>
    <meta:editing-duration>PT60S</meta:editing-duration>
    <meta:document-statistic meta:page-count="2" meta:paragraph-count="0" meta:word-count="0" meta:character-count="0" meta:row-count="2" meta:non-whitespace-character-count="0"/>
  </office:meta>
</office:document-meta>
</file>